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1.913cm"/>
    </style:style>
    <style:style style:name="gr2" style:family="graphic" style:parent-style-name="standard">
      <style:graphic-properties draw:textarea-horizontal-align="justify" draw:textarea-vertical-align="middle" draw:auto-grow-height="false" fo:min-height="0.47cm" fo:min-width="0.70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99cm" fo:min-width="1.019cm"/>
    </style:style>
    <style:style style:name="gr7" style:family="graphic" style:parent-style-name="standard">
      <style:graphic-properties draw:textarea-horizontal-align="justify" draw:textarea-vertical-align="middle" draw:auto-grow-height="false" fo:min-height="0.311cm" fo:min-width="3.498cm"/>
    </style:style>
    <style:style style:name="gr8" style:family="graphic" style:parent-style-name="standard">
      <style:graphic-properties draw:textarea-horizontal-align="justify" draw:textarea-vertical-align="middle" draw:auto-grow-height="false" fo:min-height="0.379cm" fo:min-width="0.578cm"/>
    </style:style>
    <style:style style:name="gr9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523cm"/>
    </style:style>
    <style:style style:name="gr11" style:family="graphic" style:parent-style-name="standard">
      <style:graphic-properties draw:stroke="none" draw:fill="none" fo:min-height="0.39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413cm" svg:height="1.651cm" svg:x="5.826cm" svg:y="8.747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413cm" svg:height="2.159cm" svg:x="5.826cm" svg:y="4.175cm">
          <text:p text:style-name="P1">M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7.033cm" svg:y1="6.334cm" svg:x2="7.032cm" svg:y2="8.747cm" draw:start-shape="id1" draw:start-glue-point="7" draw:end-shape="id2" draw:end-glue-point="0" svg:d="M7033 6334l-1 2413" svg:viewBox="0 0 2 2414">
          <text:p/>
        </draw:connector>
        <draw:connector draw:style-name="gr4" draw:text-style-name="P2" draw:layer="layout" draw:type="curve" svg:x1="8.239cm" svg:y1="9.572cm" svg:x2="10.398cm" svg:y2="8.847cm" draw:start-shape="id2" draw:start-glue-point="1" draw:end-shape="id3" svg:d="M8239 9572c1620 0 541-725 2159-725" svg:viewBox="0 0 2160 726">
          <text:p/>
        </draw:connector>
        <draw:frame draw:style-name="gr5" draw:text-style-name="P3" xml:id="id3" draw:id="id3" draw:layer="layout" svg:width="1.84cm" svg:height="0.962cm" svg:x="10.398cm" svg:y="8.366cm">
          <draw:text-box>
            <text:p>CPU</text:p>
          </draw:text-box>
        </draw:frame>
        <draw:frame draw:style-name="gr5" draw:text-style-name="P3" xml:id="id4" draw:id="id4" draw:layer="layout" svg:width="3.533cm" svg:height="0.962cm" svg:x="10.525cm" svg:y="4.937cm">
          <draw:text-box>
            <text:p>PTHREAD</text:p>
          </draw:text-box>
        </draw:frame>
        <draw:connector draw:style-name="gr4" draw:text-style-name="P2" draw:layer="layout" draw:type="curve" svg:x1="7.636cm" svg:y1="5.255cm" svg:x2="10.525cm" svg:y2="5.418cm" draw:start-shape="id1" draw:start-glue-point="9" draw:end-shape="id4" draw:end-glue-point="3" svg:d="M7636 5255c2620 0 1176 163 2889 163" svg:viewBox="0 0 2890 164">
          <text:p/>
        </draw:connector>
        <draw:custom-shape draw:style-name="gr6" draw:text-style-name="P1" xml:id="id5" draw:id="id5" draw:layer="layout" svg:width="2.413cm" svg:height="3.556cm" svg:x="5.318cm" svg:y="12.5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6" draw:id="id6" draw:layer="layout" svg:width="6.35cm" svg:height="0.889cm" svg:x="11.16cm" svg:y="16.52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524cm" svg:height="0.889cm" svg:x="12.43cm" svg:y="16.524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24cm" svg:height="0.889cm" svg:x="6.08cm" svg:y="12.968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24cm" svg:height="0.889cm" svg:x="14.081cm" svg:y="16.524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24cm" svg:height="0.889cm" svg:x="5.699cm" svg:y="13.984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curve" svg:x1="6.525cm" svg:y1="16.143cm" svg:x2="11.16cm" svg:y2="16.968cm" draw:start-shape="id5" draw:start-glue-point="8" draw:end-shape="id6" svg:d="M6525 16143c0 550 1545 825 4635 825" svg:viewBox="0 0 4636 826">
          <text:p/>
        </draw:connector>
        <draw:connector draw:style-name="gr4" draw:text-style-name="P2" draw:layer="layout" draw:type="curve" svg:x1="6.826cm" svg:y1="12.587cm" svg:x2="7.032cm" svg:y2="10.398cm" draw:start-shape="id5" draw:start-glue-point="4" draw:end-shape="id2" draw:end-glue-point="2" svg:d="M6826 12587c0-1642 206-548 206-2189" svg:viewBox="0 0 207 2190">
          <text:p/>
        </draw:connector>
        <draw:frame draw:style-name="gr10" draw:text-style-name="P5" draw:layer="layout" svg:width="8.373cm" svg:height="0.773cm" svg:x="3.041cm" svg:y="11.287cm">
          <draw:text-box>
            <text:p text:style-name="P4">G只有绑定到P(在P的local runq中)才能被调度</text:p>
          </draw:text-box>
        </draw:frame>
        <draw:frame draw:style-name="gr10" draw:text-style-name="P5" draw:layer="layout" svg:width="13.221cm" svg:height="0.773cm" svg:x="1.127cm" svg:y="7.096cm">
          <draw:text-box>
            <text:p text:style-name="P4">P提供了相关的执行环境(Context)，如内存分配状态(mcache)，任务队列(G)等</text:p>
          </draw:text-box>
        </draw:frame>
        <draw:custom-shape draw:style-name="gr1" draw:text-style-name="P1" xml:id="id8" draw:id="id8" draw:layer="layout" svg:width="2.413cm" svg:height="1.651cm" svg:x="14.589cm" svg:y="8.239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413cm" svg:height="2.159cm" svg:x="14.589cm" svg:y="3.667cm">
          <text:p text:style-name="P1">M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5.796cm" svg:y1="5.826cm" svg:x2="15.795cm" svg:y2="8.239cm" draw:start-shape="id7" draw:start-glue-point="7" draw:end-shape="id8" draw:end-glue-point="0" svg:d="M15796 5826l-1 2413" svg:viewBox="0 0 2 2414">
          <text:p/>
        </draw:connector>
        <draw:custom-shape draw:style-name="gr6" draw:text-style-name="P1" xml:id="id9" draw:id="id9" draw:layer="layout" svg:width="2.413cm" svg:height="3.556cm" svg:x="14.081cm" svg:y="12.07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524cm" svg:height="0.889cm" svg:x="14.843cm" svg:y="12.46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24cm" svg:height="0.889cm" svg:x="14.462cm" svg:y="13.476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5.589cm" svg:y1="12.079cm" svg:x2="15.795cm" svg:y2="9.89cm" draw:start-shape="id9" draw:start-glue-point="4" draw:end-shape="id8" draw:end-glue-point="2" svg:d="M15589 12079c0-1642 206-548 206-2189" svg:viewBox="0 0 207 2190">
          <text:p/>
        </draw:connector>
        <draw:connector draw:style-name="gr3" draw:text-style-name="P2" draw:layer="layout" draw:type="curve" svg:x1="14.081cm" svg:y1="13.857cm" svg:x2="7.43cm" svg:y2="14.365cm" draw:start-shape="id9" draw:start-glue-point="3" draw:end-shape="id5" draw:end-glue-point="6" svg:d="M14081 13857c-4762 0-1437 508-6651 508" svg:viewBox="0 0 6652 509">
          <text:p/>
        </draw:connector>
        <draw:frame draw:style-name="gr11" draw:text-style-name="P5" draw:layer="layout" svg:width="2.352cm" svg:height="0.646cm" svg:x="7.538cm" svg:y="17.129cm">
          <draw:text-box>
            <text:p text:style-name="P4"><text:span text:style-name="T1">globrunqget</text:span></text:p>
          </draw:text-box>
        </draw:frame>
        <draw:frame draw:style-name="gr11" draw:text-style-name="P5" draw:layer="layout" svg:width="1.946cm" svg:height="0.646cm" svg:x="10.017cm" svg:y="14.335cm">
          <draw:text-box>
            <text:p text:style-name="P4"><text:span text:style-name="T1">runqsteal</text:span></text:p>
          </draw:text-box>
        </draw:frame>
        <draw:frame draw:style-name="gr11" draw:text-style-name="P5" draw:layer="layout" svg:width="1.692cm" svg:height="0.646cm" svg:x="2.905cm" svg:y="9.498cm">
          <draw:text-box>
            <text:p text:style-name="P4"><text:span text:style-name="T1">runqget</text:span></text:p>
          </draw:text-box>
        </draw:frame>
        <draw:connector draw:style-name="gr3" draw:text-style-name="P2" draw:layer="layout" draw:type="curve" svg:x1="5.619cm" svg:y1="14.365cm" svg:x2="6.429cm" svg:y2="5.255cm" draw:start-shape="id5" draw:start-glue-point="9" draw:end-shape="id1" draw:end-glue-point="5" svg:d="M5619 14365c-1204 0-1609-9110 810-9110" svg:viewBox="0 0 1769 91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3T09:01:51.991072741</meta:creation-date>
    <meta:generator>LibreOffice/6.0.7.3$Linux_X86_64 LibreOffice_project/00m0$Build-3</meta:generator>
    <dc:date>2021-05-06T14:14:33.262566110</dc:date>
    <meta:editing-duration>PT3H15M48S</meta:editing-duration>
    <meta:editing-cycles>7</meta:editing-cycles>
    <meta:document-statistic meta:object-count="29"/>
  </office:meta>
</office:document-meta>
</file>